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5b5c8" officeooo:paragraph-rsid="0005b5c8"/>
    </style:style>
    <style:style style:name="P2" style:family="paragraph" style:parent-style-name="Standard">
      <style:text-properties officeooo:rsid="00066a9f" officeooo:paragraph-rsid="00066a9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ichier _ test FC</text:p>
      <text:p text:style-name="P1"/>
      <text:p text:style-name="P2">dsdsgs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7T23:00:08.598682641</meta:creation-date>
    <dc:date>2017-11-17T23:01:05.565704900</dc:date>
    <meta:editing-duration>PT1M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2" meta:word-count="5" meta:character-count="23" meta:non-whitespace-character-count="20"/>
  </office:meta>
</office:document-meta>
</file>